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3.1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formula="of:=HEX2DEC([.A1])" office:value-type="float" office:value="0" calcext:value-type="float">
            <text:p>0</text:p>
          </table:table-cell>
          <table:table-cell table:formula="of:=HEX2DEC([.B1])" office:value-type="float" office:value="104" calcext:value-type="float">
            <text:p>104</text:p>
          </table:table-cell>
          <table:table-cell table:formula="of:=HEX2DEC([.C1])" office:value-type="float" office:value="77" calcext:value-type="float">
            <text:p>77</text:p>
          </table:table-cell>
          <table:table-cell table:formula="of:=HEX2DEC([.D1])" office:value-type="float" office:value="240" calcext:value-type="float">
            <text:p>240</text:p>
          </table:table-cell>
          <table:table-cell/>
          <table:table-cell table:formula="of:=HEX2DEC([.F1])" office:value-type="float" office:value="255" calcext:value-type="float">
            <text:p>255</text:p>
          </table:table-cell>
          <table:table-cell table:formula="of:=HEX2DEC([.G1])" office:value-type="float" office:value="241" calcext:value-type="float">
            <text:p>241</text:p>
          </table:table-cell>
          <table:table-cell table:formula="of:=HEX2DEC([.H1])" office:value-type="float" office:value="255" calcext:value-type="float">
            <text:p>255</text:p>
          </table:table-cell>
          <table:table-cell table:formula="of:=HEX2DEC([.I1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5" table:formula="of:=HEX2BIN([.A1];8)" office:value-type="string" office:string-value="00000000" calcext:value-type="string">
            <text:p>00000000</text:p>
          </table:table-cell>
          <table:table-cell table:style-name="ce5" table:formula="of:=HEX2BIN([.B1];8)" office:value-type="string" office:string-value="01101000" calcext:value-type="string">
            <text:p>01101000</text:p>
          </table:table-cell>
          <table:table-cell table:style-name="ce5" table:formula="of:=HEX2BIN([.C1];8)" office:value-type="string" office:string-value="01001101" calcext:value-type="string">
            <text:p>01001101</text:p>
          </table:table-cell>
          <table:table-cell table:style-name="ce5" table:formula="of:=HEX2BIN([.D1];8)" office:value-type="string" office:string-value="11110000" calcext:value-type="string">
            <text:p>11110000</text:p>
          </table:table-cell>
          <table:table-cell/>
          <table:table-cell table:style-name="ce5" table:formula="of:=HEX2BIN([.F1];8)" office:value-type="string" office:string-value="11111111" calcext:value-type="string">
            <text:p>11111111</text:p>
          </table:table-cell>
          <table:table-cell table:style-name="ce5" table:formula="of:=HEX2BIN([.G1];8)" office:value-type="string" office:string-value="11110001" calcext:value-type="string">
            <text:p>11110001</text:p>
          </table:table-cell>
          <table:table-cell table:style-name="ce5" table:formula="of:=HEX2BIN([.H1];8)" office:value-type="string" office:string-value="11111111" calcext:value-type="string">
            <text:p>11111111</text:p>
          </table:table-cell>
          <table:table-cell table:style-name="ce5" table:formula="of:=HEX2BIN([.I1];8)" office:value-type="string" office:string-value="01000000" calcext:value-type="string">
            <text:p>01000000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f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ff</text:p>
          </table:table-cell>
          <table:table-cell office:value-type="float" office:value="68" calcext:value-type="float">
            <text:p>68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formula="of:=HEX2BIN([.A5];8)" office:value-type="string" office:string-value="00000000" calcext:value-type="string">
            <text:p>00000000</text:p>
          </table:table-cell>
          <table:table-cell table:style-name="ce5" table:formula="of:=HEX2BIN([.B5];8)" office:value-type="string" office:string-value="00000000" calcext:value-type="string">
            <text:p>00000000</text:p>
          </table:table-cell>
          <table:table-cell table:style-name="ce5" table:formula="of:=HEX2BIN([.C5];8)" office:value-type="string" office:string-value="00000000" calcext:value-type="string">
            <text:p>00000000</text:p>
          </table:table-cell>
          <table:table-cell table:style-name="ce5" table:formula="of:=HEX2BIN([.D5];8)" office:value-type="string" office:string-value="00000000" calcext:value-type="string">
            <text:p>00000000</text:p>
          </table:table-cell>
          <table:table-cell/>
          <table:table-cell table:style-name="ce5" table:formula="of:=HEX2BIN([.F5];8)" office:value-type="string" office:string-value="11111111" calcext:value-type="string">
            <text:p>11111111</text:p>
          </table:table-cell>
          <table:table-cell table:style-name="ce5" table:formula="of:=HEX2BIN([.G5];8)" office:value-type="string" office:string-value="11011001" calcext:value-type="string">
            <text:p>11011001</text:p>
          </table:table-cell>
          <table:table-cell table:style-name="ce5" table:formula="of:=HEX2BIN([.H5];8)" office:value-type="string" office:string-value="11111111" calcext:value-type="string">
            <text:p>11111111</text:p>
          </table:table-cell>
          <table:table-cell table:style-name="ce5" table:formula="of:=HEX2BIN([.I5];8)" office:value-type="string" office:string-value="01101000" calcext:value-type="string">
            <text:p>011010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[xx][13]</text:p>
          </table:table-cell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</text:p>
          </table:table-cell>
          <table:table-cell/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[xx][13]</text:p>
          </table:table-cell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[xxx]</text:p>
          </table:table-cell>
          <table:table-cell office:value-type="string" calcext:value-type="string">
            <text:p>at low clock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f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5" table:formula="of:=HEX2BIN([.A8];8)" office:value-type="string" office:string-value="10000110" calcext:value-type="string">
            <text:p>10000110</text:p>
          </table:table-cell>
          <table:table-cell table:style-name="ce5" table:formula="of:=HEX2BIN([.B8];8)" office:value-type="string" office:string-value="11111000" calcext:value-type="string">
            <text:p>11111000</text:p>
          </table:table-cell>
          <table:table-cell table:style-name="ce5" table:formula="of:=HEX2BIN([.C8];8)" office:value-type="string" office:string-value="00101111" calcext:value-type="string">
            <text:p>00101111</text:p>
          </table:table-cell>
          <table:table-cell table:style-name="ce5" table:formula="of:=HEX2BIN([.D8];8)" office:value-type="string" office:string-value="11001000" calcext:value-type="string">
            <text:p>11001000</text:p>
          </table:table-cell>
          <table:table-cell/>
          <table:table-cell table:style-name="ce5" table:formula="of:=HEX2BIN([.F8];8)" office:value-type="string" office:string-value="11111111" calcext:value-type="string">
            <text:p>11111111</text:p>
          </table:table-cell>
          <table:table-cell table:style-name="ce5" table:formula="of:=HEX2BIN([.G8];8)" office:value-type="string" office:string-value="11111001" calcext:value-type="string">
            <text:p>11111001</text:p>
          </table:table-cell>
          <table:table-cell table:style-name="ce5" table:formula="of:=HEX2BIN([.H8];8)" office:value-type="string" office:string-value="11111111" calcext:value-type="string">
            <text:p>11111111</text:p>
          </table:table-cell>
          <table:table-cell table:style-name="ce5" table:formula="of:=HEX2BIN([.I8];8)" office:value-type="string" office:string-value="01001000" calcext:value-type="string">
            <text:p>010010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[xx][13]</text:p>
          </table:table-cell>
          <table:table-cell table:style-name="ce6" office:value-type="string" calcext:value-type="string">
            <text:p>[x][13:7]</text:p>
          </table:table-cell>
          <table:table-cell table:style-name="ce6" office:value-type="string" calcext:value-type="string">
            <text:p>[6:0][x]</text:p>
          </table:table-cell>
          <table:table-cell/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[xx][13]</text:p>
          </table:table-cell>
          <table:table-cell table:style-name="ce6" office:value-type="string" calcext:value-type="string">
            <text:p>[12:5]</text:p>
          </table:table-cell>
          <table:table-cell table:style-name="ce6" office:value-type="string" calcext:value-type="string">
            <text:p>[4:0][xxx]</text:p>
          </table:table-cell>
          <table:table-cell office:value-type="string" calcext:value-type="string">
            <text:p>5MHz</text:p>
          </table:table-cell>
          <table:table-cell office:value-type="string" calcext:value-type="string">
            <text:p>missing msb for s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1">
          <table:table-cell table:style-name="ce5" table:formula="of:=HEX2BIN([.A11];8)" office:value-type="string" office:string-value="11000100" calcext:value-type="string">
            <text:p>11000100</text:p>
          </table:table-cell>
          <table:table-cell table:style-name="ce5" table:formula="of:=HEX2BIN([.B11];8)" office:value-type="string" office:string-value="11111110" calcext:value-type="string">
            <text:p>11111110</text:p>
          </table:table-cell>
          <table:table-cell table:style-name="ce5" table:formula="of:=HEX2BIN([.C11];8)" office:value-type="string" office:string-value="00010110" calcext:value-type="string">
            <text:p>00010110</text:p>
          </table:table-cell>
          <table:table-cell table:style-name="ce5" table:formula="of:=HEX2BIN([.D11];8)" office:value-type="string" office:string-value="11111110" calcext:value-type="string">
            <text:p>11111110</text:p>
          </table:table-cell>
          <table:table-cell/>
          <table:table-cell table:style-name="ce5" table:formula="of:=HEX2BIN([.F11];8)" office:value-type="string" office:string-value="11111111" calcext:value-type="string">
            <text:p>11111111</text:p>
          </table:table-cell>
          <table:table-cell table:style-name="ce5" table:formula="of:=HEX2BIN([.G11];8)" office:value-type="string" office:string-value="11111100" calcext:value-type="string">
            <text:p>11111100</text:p>
          </table:table-cell>
          <table:table-cell table:style-name="ce5" table:formula="of:=HEX2BIN([.H11];8)" office:value-type="string" office:string-value="11111111" calcext:value-type="string">
            <text:p>11111111</text:p>
          </table:table-cell>
          <table:table-cell table:style-name="ce5" table:formula="of:=HEX2BIN([.I11];8)" office:value-type="string" office:string-value="10110100" calcext:value-type="string">
            <text:p>101101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/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 office:value-type="string" calcext:value-type="string">
            <text:p>25M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table:number-columns-repeated="1015"/>
        </table:table-row>
        <table:table-row table:style-name="ro1">
          <table:table-cell table:style-name="ce5" table:formula="of:=HEX2BIN([.A14];8)" office:value-type="string" office:string-value="11111111" calcext:value-type="string">
            <text:p>11111111</text:p>
          </table:table-cell>
          <table:table-cell table:style-name="ce5" table:formula="of:=HEX2BIN([.B14];8)" office:value-type="string" office:string-value="11111100" calcext:value-type="string">
            <text:p>11111100</text:p>
          </table:table-cell>
          <table:table-cell table:style-name="ce5" table:formula="of:=HEX2BIN([.C14];8)" office:value-type="string" office:string-value="11111111" calcext:value-type="string">
            <text:p>11111111</text:p>
          </table:table-cell>
          <table:table-cell table:style-name="ce5" table:formula="of:=HEX2BIN([.D14];8)" office:value-type="string" office:string-value="11000100" calcext:value-type="string">
            <text:p>11000100</text:p>
          </table:table-cell>
          <table:table-cell/>
          <table:table-cell table:style-name="ce5" table:formula="of:=HEX2BIN([.F14];8)" office:value-type="string" office:string-value="00000000" calcext:value-type="string">
            <text:p>00000000</text:p>
          </table:table-cell>
          <table:table-cell table:style-name="ce5" table:formula="of:=HEX2BIN([.G14];8)" office:value-type="string" office:string-value="00000000" calcext:value-type="string">
            <text:p>00000000</text:p>
          </table:table-cell>
          <table:table-cell table:style-name="ce5" table:formula="of:=HEX2BIN([.H14];8)" office:value-type="string" office:string-value="00010110" calcext:value-type="string">
            <text:p>00010110</text:p>
          </table:table-cell>
          <table:table-cell table:style-name="ce5" table:formula="of:=HEX2BIN([.I14];8)" office:value-type="string" office:string-value="01111110" calcext:value-type="string">
            <text:p>0111111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/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 table:style-name="ce6" office:value-type="string" calcext:value-type="string">
            <text:p>[13:6]</text:p>
          </table:table-cell>
          <table:table-cell table:style-name="ce6" office:value-type="string" calcext:value-type="string">
            <text:p>[5:0][xx]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fibers flipped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O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y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7"/>
        </table:table-row>
      </table:table>
      <table:table table:name="Sheet2" table:style-name="ta1">
        <table:table-column table:style-name="co4" table:number-columns-repeated="8" table:default-cell-style-name="Default"/>
        <table:table-row table:style-name="ro1">
          <table:table-cell office:value-type="float" office:value="51704" calcext:value-type="float">
            <text:p>51704</text:p>
          </table:table-cell>
          <table:table-cell/>
          <table:table-cell table:formula="of:=620.6/AVERAGE([.A1:.A34])" office:value-type="float" office:value="0.0119932520763279" calcext:value-type="float">
            <text:p>0.0119932520763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/>
          <table:table-cell table:formula="of:=AVERAGE([.F1:.F676])" office:value-type="float" office:value="-1.21510207100592" calcext:value-type="float">
            <text:p>-1.21510207100592</text:p>
          </table:table-cell>
        </table:table-row>
        <table:table-row table:style-name="ro1">
          <table:table-cell office:value-type="float" office:value="51724" calcext:value-type="float">
            <text:p>51724</text:p>
          </table:table-cell>
          <table:table-cell/>
          <table:table-cell office:value-type="string" calcext:value-type="string">
            <text:p>call it 0.012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office:value-type="float" office:value="51664" calcext:value-type="float">
            <text:p>51664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708" calcext:value-type="float">
            <text:p>51708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752" calcext:value-type="float">
            <text:p>5175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664" calcext:value-type="float">
            <text:p>5166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672" calcext:value-type="float">
            <text:p>5167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908" calcext:value-type="float">
            <text:p>51908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office:value-type="float" office:value="51816" calcext:value-type="float">
            <text:p>5181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576" calcext:value-type="float">
            <text:p>5157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800" calcext:value-type="float">
            <text:p>5180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office:value-type="float" office:value="51824" calcext:value-type="float">
            <text:p>5182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office:value-type="float" office:value="51828" calcext:value-type="float">
            <text:p>5182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office:value-type="float" office:value="51708" calcext:value-type="float">
            <text:p>51708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820" calcext:value-type="float">
            <text:p>51820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office:value-type="float" office:value="51724" calcext:value-type="float">
            <text:p>51724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office:value-type="float" office:value="51936" calcext:value-type="float">
            <text:p>5193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office:value-type="float" office:value="51728" calcext:value-type="float">
            <text:p>51728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office:value-type="float" office:value="51792" calcext:value-type="float">
            <text:p>5179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2048" calcext:value-type="float">
            <text:p>5204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office:value-type="float" office:value="51760" calcext:value-type="float">
            <text:p>5176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564" calcext:value-type="float">
            <text:p>5156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608" calcext:value-type="float">
            <text:p>5160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920" calcext:value-type="float">
            <text:p>5192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828" calcext:value-type="float">
            <text:p>51828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740" calcext:value-type="float">
            <text:p>5174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792" calcext:value-type="float">
            <text:p>51792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office:value-type="float" office:value="51700" calcext:value-type="float">
            <text:p>5170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office:value-type="float" office:value="51604" calcext:value-type="float">
            <text:p>5160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office:value-type="float" office:value="51696" calcext:value-type="float">
            <text:p>51696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office:value-type="float" office:value="51652" calcext:value-type="float">
            <text:p>51652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office:value-type="float" office:value="51860" calcext:value-type="float">
            <text:p>5186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office:value-type="float" office:value="51340" calcext:value-type="float">
            <text:p>51340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office:value-type="float" office:value="51896" calcext:value-type="float">
            <text:p>51896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831" calcext:value-type="float">
            <text:p>-1.8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831" calcext:value-type="float">
            <text:p>-1.8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61" calcext:value-type="float">
            <text:p>-0.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679" calcext:value-type="float">
            <text:p>-1.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221" calcext:value-type="float">
            <text:p>-1.2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763" calcext:value-type="float">
            <text:p>-0.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0.916" calcext:value-type="float">
            <text:p>-0.9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-1.068" calcext:value-type="float">
            <text:p>-1.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1.526" calcext:value-type="float">
            <text:p>-1.5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-1.373" calcext:value-type="float">
            <text:p>-1.3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/00/0000</text:date>, <text:time style:data-style-name="N2" text:time-value="12:45:32.848816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8:42:31.817286675</meta:creation-date>
    <dc:date>2018-05-30T12:45:42.108008822</dc:date>
    <meta:editing-duration>PT1H23M30S</meta:editing-duration>
    <meta:editing-cycles>13</meta:editing-cycles>
    <meta:generator>LibreOffice/6.0.3.2$Linux_X86_64 LibreOffice_project/00m0$Build-2</meta:generator>
    <meta:document-statistic meta:table-count="2" meta:cell-count="1526" meta:object-count="0"/>
  </office:meta>
</office:document-meta>
</file>